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2">
      <style:text-properties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a declaración de privacidad</text:h>
      <text:h text:style-name="P3" text:outline-level="2">Los datos personales</text:h>
      <text:p text:style-name="P1">No almacenamos ningún dato personal, en particular direcciones IP o agentes de usuario en nuestros archivos de registro.</text:p>
      <text:p text:style-name="P1"/>
      <text:h text:style-name="P3" text:outline-level="2">El rastreo</text:h>
      <text:p text:style-name="P1">No utilizamos software de rastreo. Sólo almacenamos la fecha y la hora de la anonimización de una imagen para hacer un seguimiento del número de usos de la página.</text:p>
      <text:p text:style-name="P1"/>
      <text:h text:style-name="P3" text:outline-level="2">La transmisión de datos segura</text:h>
      <text:p text:style-name="P1">Sólo se puede acceder al sitio de forma segura a través de SSL/TLS (https:// en la barra de direcciones del navegador). <text:s/>También puedes utiliza <office:annotation office:name="__Annotation__3011_1733192627"><dc:creator>Unknown Author</dc:creator><dc:date>2019-01-26T14:04:40.790000000</dc:date><text:p text:style-name="P4"><text:span text:style-name="T1">Will link to torproject.org</text:span></text:p></office:annotation>Tor<office:annotation-end office:name="__Annotation__3011_1733192627"/> <office:annotation office:name="__Annotation__3012_1733192627"><dc:creator>Unknown Author</dc:creator><dc:date>2019-01-26T14:05:09.900000000</dc:date><text:p text:style-name="P4"><text:span text:style-name="T1">Will link to ImageVeil Tor hidden service</text:span></text:p></office:annotation>(...)<office:annotation-end office:name="__Annotation__3012_1733192627"/> para llegar a nuestro sitio.</text:p>
      <text:p text:style-name="P1"/>
      <text:h text:style-name="Heading_20_2" text:outline-level="2">Guardar imágenes</text:h>
      <text:p text:style-name="P1">Las imágenes que nos subes no se almacenan en nuestro servidor. Después de la edición, se borran inmediatamente de la memoria. Las imágenes sólo se transfieren a nuestro servidor cuando haces clic en el botón "INICI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04:00.980000000</meta:creation-date>
    <dc:date>2019-01-26T14:05:35.573000000</dc:date>
    <meta:editing-duration>PT1M34S</meta:editing-duration>
    <meta:editing-cycles>1</meta:editing-cycles>
    <meta:document-statistic meta:table-count="0" meta:image-count="0" meta:object-count="0" meta:page-count="1" meta:paragraph-count="9" meta:word-count="130" meta:character-count="787" meta:non-whitespace-character-count="665"/>
    <meta:generator>LibreOffice/6.1.4.2$Windows_X86_64 LibreOffice_project/9d0f32d1f0b509096fd65e0d4bec26ddd1938fd3</meta:generator>
  </office:meta>
</office:document-meta>
</file>